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70000004D5F21D61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UOC Sans" svg:font-family="'UOC Sans'" style:font-family-generic="roman" style:font-pitch="variable"/>
    <style:font-face style:name="UOC Serif" svg:font-family="'UOC Serif'" style:font-family-generic="roman" style:font-pitch="variable"/>
    <style:font-face style:name="Wingdings" svg:font-family="Wingdings" style:font-family-generic="system" style:font-pitch="variable"/>
  </office:font-face-decls>
  <office:automatic-styles>
    <style:style style:name="Tabla1" style:family="table">
      <style:table-properties style:width="17.508cm" fo:margin-left="0cm" fo:margin-top="0cm" fo:margin-bottom="0cm" table:align="left" style:writing-mode="lr-tb"/>
    </style:style>
    <style:style style:name="Tabla1.A" style:family="table-column">
      <style:table-column-properties style:column-width="5.539cm"/>
    </style:style>
    <style:style style:name="Tabla1.B" style:family="table-column">
      <style:table-column-properties style:column-width="9.751cm"/>
    </style:style>
    <style:style style:name="Tabla1.C" style:family="table-column">
      <style:table-column-properties style:column-width="2.219cm"/>
    </style:style>
    <style:style style:name="Tabla1.1" style:family="table-row">
      <style:table-row-properties style:min-row-height="0.99cm" fo:keep-together="auto"/>
    </style:style>
    <style:style style:name="Tabla1.A1" style:family="table-cell">
      <style:table-cell-properties fo:padding-left="0.3cm" fo:padding-right="0cm" fo:padding-top="0.349cm" fo:padding-bottom="0cm" fo:border="none" style:writing-mode="lr-tb"/>
    </style:style>
    <style:style style:name="P1" style:family="paragraph" style:parent-style-name="Heading_20_1" style:master-page-name="Standard">
      <style:paragraph-properties fo:margin-top="0.035cm" fo:margin-bottom="0cm" style:contextual-spacing="false" style:page-number="1"/>
      <style:text-properties fo:language="ca" fo:country="ES" officeooo:rsid="0013ce0c" officeooo:paragraph-rsid="0013ce0c" style:language-complex="ca" style:country-complex="ES"/>
    </style:style>
    <style:style style:name="P2" style:family="paragraph" style:parent-style-name="Header">
      <style:paragraph-properties fo:margin-left="-0.25cm" fo:margin-top="0cm" fo:margin-bottom="0cm" style:contextual-spacing="true" fo:text-align="start" style:justify-single-word="false" fo:orphans="2" fo:widows="2"/>
      <style:text-properties style:letter-kerning="false" style:font-name-asian="Arial1" style:language-asian="es" style:country-asian="ES" style:language-complex="ar" style:country-complex="SA"/>
    </style:style>
    <style:style style:name="P3" style:family="paragraph" style:parent-style-name="Header">
      <style:paragraph-properties fo:margin-left="-0.25cm" fo:margin-top="0cm" fo:margin-bottom="0cm" style:contextual-spacing="true" fo:line-height="100%" fo:text-align="start" style:justify-single-word="false" fo:orphans="2" fo:widows="2"/>
      <style:text-properties style:letter-kerning="false" style:font-name-asian="Arial1" style:language-asian="es" style:country-asian="ES" style:language-complex="ar" style:country-complex="SA"/>
    </style:style>
    <style:style style:name="P4" style:family="paragraph" style:parent-style-name="Header">
      <style:paragraph-properties fo:margin-left="-0.25cm" fo:margin-top="0cm" fo:margin-bottom="0cm" style:contextual-spacing="true" fo:text-align="start" style:justify-single-word="false" fo:orphans="2" fo:widows="2">
        <style:tab-stops>
          <style:tab-stop style:position="6.001cm"/>
          <style:tab-stop style:position="7.5cm" style:type="center"/>
          <style:tab-stop style:position="15cm" style:type="right"/>
        </style:tab-stops>
      </style:paragraph-properties>
      <style:text-properties fo:language="en" fo:country="US" style:letter-kerning="false" style:font-name-asian="Arial1" style:language-asian="es" style:country-asian="ES" style:language-complex="ar" style:country-complex="SA"/>
    </style:style>
    <style:style style:name="T1" style:family="text">
      <style:text-properties fo:language="es" fo:country="ES"/>
    </style:style>
    <style:style style:name="T2" style:family="text">
      <style:text-properties style:font-name="Arial" fo:font-size="11pt" fo:language="en" fo:country="US" fo:font-weight="bold" style:font-size-asian="11pt" style:font-weight-asian="bold"/>
    </style:style>
    <style:style style:name="T3" style:family="text">
      <style:text-properties style:font-name="Arial" fo:font-size="11pt" fo:language="ca" fo:country="ES" fo:font-weight="bold" style:font-size-asian="11pt" style:font-weight-asian="bold"/>
    </style:style>
    <style:style style:name="T4" style:family="text">
      <style:text-properties fo:language="en" fo:country="US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" draw:opacity="0%" fo:padding="0cm" fo:border="none" style:flow-with-text="true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Gráfico"/>
      </text:sequence-decls>
      <text:h text:style-name="P1" text:outline-level="1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UOC Sans" svg:font-family="'UOC Sans'" style:font-family-generic="roman" style:font-pitch="variable"/>
    <style:font-face style:name="UOC Serif" svg:font-family="'UOC Serif'" style:font-family-generic="roman" style:font-pitch="variable"/>
    <style:font-face style:name="Wingdings" svg:font-family="Wingding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Georgia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66cm" style:contextual-spacing="false" fo:line-height="0.466cm" fo:text-align="start" style:justify-single-word="false" fo:orphans="2" fo:widows="2" style:writing-mode="lr-tb">
        <style:tab-stops>
          <style:tab-stop style:position="0cm"/>
          <style:tab-stop style:position="5.08cm"/>
        </style:tab-stops>
      </style:paragraph-properties>
      <style:text-properties fo:color="#000078" loext:opacity="100%" style:font-name="Arial" fo:font-family="Arial" style:font-family-generic="roman" style:font-pitch="variable" fo:font-size="11pt" fo:language="es" fo:country="ES" style:font-size-asian="11pt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000078" loext:opacity="100%" fo:font-size="9pt" fo:font-style="italic" style:font-size-asian="9pt" style:font-style-asian="italic" style:font-size-complex="9pt" style:font-style-complex="italic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rial" fo:font-family="Arial" style:font-family-generic="roman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style:parent-style-name="Standard">
      <style:paragraph-properties fo:margin-top="0cm" fo:margin-bottom="0cm" style:contextual-spacing="false" fo:line-height="100%"/>
    </style:style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cm" style:contextual-spacing="false" fo:text-align="start" style:justify-single-word="false" fo:orphans="2" fo:widows="2" style:writing-mode="lr-tb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false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chapter">
      <style:paragraph-properties fo:margin-top="0.035cm" fo:margin-bottom="0.466cm" style:contextual-spacing="false" fo:line-height="0.953cm" fo:keep-together="always" fo:keep-with-next="always"/>
      <style:text-properties fo:font-size="26pt" fo:language="en" fo:country="US" fo:font-weight="bold" style:font-name-asian="Arial1" style:font-family-asian="Arial" style:font-family-generic-asian="system" style:font-pitch-asian="variable" style:font-size-asian="26pt" style:font-weight-asian="bold" style:font-size-complex="26pt" style:font-weight-complex="bold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chapter">
      <style:paragraph-properties fo:margin-top="0cm" fo:margin-bottom="1.411cm" style:contextual-spacing="false" fo:line-height="0.917cm" fo:keep-together="always" fo:keep-with-next="always"/>
      <style:text-properties fo:font-size="26pt" fo:language="pt" fo:country="BR" style:font-name-asian="Arial1" style:font-family-asian="Arial" style:font-family-generic-asian="system" style:font-pitch-asian="variable" style:font-size-asian="26pt" style:font-size-complex="26pt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chapter">
      <style:paragraph-properties fo:margin-top="0cm" fo:margin-bottom="0.141cm" style:contextual-spacing="false" fo:line-height="0.762cm" fo:keep-together="always" fo:keep-with-next="always"/>
      <style:text-properties fo:font-size="18pt" fo:language="pt" fo:country="BR" fo:font-weight="bold" style:font-name-asian="Arial1" style:font-family-asian="Arial" style:font-family-generic-asian="system" style:font-pitch-asian="variable" style:font-size-asian="18pt" style:font-weight-asian="bold" style:font-size-complex="18pt" style:font-weight-complex="bold"/>
    </style:style>
    <style:style style:name="Heading_20_4" style:display-name="Heading 4" style:family="paragraph" style:parent-style-name="Heading_20_3" style:next-style-name="Standard" loext:linked-style-name="Título_20_4_20_Car" style:default-outline-level="4" style:list-style-name="" style:class="chapter">
      <style:paragraph-properties fo:margin-top="0.635cm" fo:margin-bottom="0.106cm" style:contextual-spacing="false"/>
      <style:text-properties fo:font-weight="normal" style:font-weight-asian="normal" style:font-weight-complex="normal"/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chapter">
      <style:paragraph-properties fo:margin-top="0.635cm" fo:margin-bottom="0.106cm" style:contextual-spacing="false" fo:line-height="0.635cm" fo:keep-together="always" fo:keep-with-next="always"/>
      <style:text-properties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loext:linked-style-name="Encabezado_20_Car" style:class="extra">
      <style:paragraph-properties fo:margin-top="0cm" fo:margin-bottom="0cm" style:contextual-spacing="true" fo:line-height="0.282cm" fo:text-align="start" style:justify-single-word="false" fo:orphans="2" fo:widows="2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78" loext:opacity="100%" style:font-name="UOC Serif" fo:font-family="'UOC Serif'" style:font-family-generic="roman" style:font-pitch="variable" fo:font-size="8.5pt" fo:language="es" fo:country="ES" style:font-size-asian="8.5pt" style:font-name-complex="Arial1" style:font-family-complex="Arial" style:font-family-generic-complex="system" style:font-pitch-complex="variable" style:font-size-complex="11pt"/>
    </style:style>
    <style:style style:name="Footer" style:family="paragraph" style:parent-style-name="Standard" loext:linked-style-name="Pie_20_de_20_página_20_Car" style:class="extra">
      <style:paragraph-properties fo:line-height="0.339cm">
        <style:tab-stops>
          <style:tab-stop style:position="0cm"/>
          <style:tab-stop style:position="5.08cm"/>
          <style:tab-stop style:position="7.5cm" style:type="center"/>
          <style:tab-stop style:position="15cm" style:type="right"/>
        </style:tab-stops>
      </style:paragraph-properties>
      <style:text-properties fo:font-size="8pt" style:font-size-asian="8pt" style:font-size-complex="8pt"/>
    </style:style>
    <style:style style:name="Balloon_20_Text" style:display-name="Balloon Text" style:family="paragraph" style:parent-style-name="Standard" loext:linked-style-name="Texto_20_de_20_globo_20_C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1.27cm"/>
    </style:style>
    <style:style style:name="Tabla_5f_Titulo1" style:display-name="Tabla_Titulo1" style:family="paragraph">
      <style:paragraph-properties fo:margin-top="0cm" fo:margin-bottom="0cm" style:contextual-spacing="false" fo:text-align="center" style:justify-single-word="false" fo:orphans="2" fo:widows="2" style:writing-mode="lr-tb"/>
      <style:text-properties fo:color="#ffffff" loext:opacity="100%" style:font-name="Arial" fo:font-family="Arial" style:font-family-generic="roman" style:font-pitch="variable" fo:font-size="9pt" fo:language="es" fo:country="ES" fo:font-weight="bold" style:font-size-asian="9pt" style:font-weight-asian="bold" style:font-name-complex="Arial1" style:font-family-complex="Arial" style:font-family-generic-complex="system" style:font-pitch-complex="variable" style:font-size-complex="9pt">
        <loext:char-complex-color loext:theme-type="light2" loext:color-type="theme"/>
      </style:text-properties>
    </style:style>
    <style:style style:name="Tabla_5f_Titulo2" style:display-name="Tabla_Titulo2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78" loext:opacity="100%" style:font-name="Arial" fo:font-family="Arial" style:font-family-generic="roman" style:font-pitch="variable" fo:font-size="9pt" fo:language="es" fo:country="ES" fo:font-weight="bold" style:font-size-asian="9pt" style:font-weight-asian="bold" style:font-name-complex="Arial1" style:font-family-complex="Arial" style:font-family-generic-complex="system" style:font-pitch-complex="variable" style:font-size-complex="9pt"/>
    </style:style>
    <style:style style:name="Tabla_5f_titulo3" style:display-name="Tabla_titulo3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78" loext:opacity="100%" style:font-name="Arial" fo:font-family="Arial" style:font-family-generic="roman" style:font-pitch="variable" fo:font-size="9pt" fo:language="es" fo:country="ES" style:font-size-asian="9pt" style:font-name-complex="Arial1" style:font-family-complex="Arial" style:font-family-generic-complex="system" style:font-pitch-complex="variable" style:font-size-complex="9pt"/>
    </style:style>
    <style:style style:name="Tabla_5f_texto" style:display-name="Tabla_texto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78" loext:opacity="100%" style:font-name="Arial" fo:font-family="Arial" style:font-family-generic="roman" style:font-pitch="variable" fo:font-size="9pt" fo:language="es" fo:country="ES" style:font-size-asian="9pt" style:font-name-complex="Arial1" style:font-family-complex="Arial" style:font-family-generic-complex="system" style:font-pitch-complex="variable" style:font-size-complex="9pt"/>
    </style:style>
    <style:style style:name="Destacado_20_UOC" style:display-name="Destacado UOC" style:family="paragraph" loext:linked-style-name="Destacado_20_UOC_20_Car">
      <style:paragraph-properties fo:margin-top="0cm" fo:margin-bottom="0.212cm" style:contextual-spacing="false" fo:line-height="0.6cm" fo:text-align="start" style:justify-single-word="false" fo:orphans="2" fo:widows="2" style:writing-mode="lr-tb"/>
      <style:text-properties fo:color="#787878" loext:opacity="100%" style:font-name="Georgia" fo:font-family="Georgia" style:font-family-generic="roman" style:font-pitch="variable" fo:language="es" fo:country="ES" fo:font-style="italic" style:font-style-asian="italic" style:font-name-complex="Arial1" style:font-family-complex="Arial" style:font-family-generic-complex="system" style:font-pitch-complex="variable">
        <loext:char-complex-color loext:theme-type="accent2" loext:color-type="theme"/>
      </style:text-properties>
    </style:style>
    <style:style style:name="UOC_20_Destacado" style:display-name="UOC Destacado" style:family="paragraph" style:parent-style-name="Standard">
      <style:paragraph-properties fo:line-height="0.564cm"/>
      <style:text-properties fo:color="#787878" loext:opacity="100%" style:font-name="UOC Serif" fo:font-family="'UOC Serif'" style:font-family-generic="roman" style:font-pitch="variable" fo:font-size="14pt" fo:font-style="italic" style:font-size-asian="14pt" style:font-style-asian="italic">
        <loext:char-complex-color loext:theme-type="accent2" loext:color-type="theme"/>
      </style:text-properties>
    </style:style>
    <style:style style:name="Estilo_20_UOC_20_Destacado_20__2b__20_Subrayado" style:display-name="Estilo UOC Destacado + Subrayado" style:family="paragraph" style:parent-style-name="UOC_20_Destacado">
      <style:text-properties style:font-style-complex="italic"/>
    </style:style>
    <style:style style:name="Estilo_20_Lista_20_con_20_viñetas_20_2_20__2b__20_Negrita" style:display-name="Estilo Lista con viñetas 2 + Negrita" style:family="paragraph" style:parent-style-name="Standard" style:list-style-name="WWNum25">
      <style:paragraph-properties fo:margin-top="0cm" fo:margin-bottom="0.212cm" style:contextual-spacing="false"/>
      <style:text-properties fo:font-weight="bold" style:font-weight-asian="bold" style:font-size-complex="11pt"/>
    </style:style>
    <style:style style:name="Estilo_20_Lista_20_con_20_viñetas_20_2n_20__2b__20__28_Latina_29__20_Arial" style:display-name="Estilo Lista con viñetas 2n + (Latina) Arial" style:family="paragraph" style:parent-style-name="Standard" style:list-style-name="WWNum25" style:list-level="2">
      <style:paragraph-properties fo:margin-top="0cm" fo:margin-bottom="0.159cm" style:contextual-spacing="false" fo:line-height="100%">
        <style:tab-stops/>
      </style:paragraph-properties>
      <style:text-properties style:rfc-language-tag="es-ES-u-co-trad" fo:language="es" fo:country="ES" style:font-size-complex="11pt"/>
    </style:style>
    <style:style style:name="Contents_20_1" style:display-name="Contents 1" style:family="paragraph" style:parent-style-name="Standard" style:next-style-name="Standard" style:class="index">
      <style:paragraph-properties>
        <style:tab-stops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88cm">
        <style:tab-stops/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76cm">
        <style:tab-stops/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164cm">
        <style:tab-stops/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552cm">
        <style:tab-stops/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94cm">
        <style:tab-stops/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328cm">
        <style:tab-stops/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716cm">
        <style:tab-stops/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104cm">
        <style:tab-stops/>
      </style:paragraph-properties>
    </style:style>
    <style:style style:name="Frame_20_contents" style:display-name="Frame contents" style:family="paragraph" style:parent-style-name="Standard" style:class="extra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rial" fo:font-family="Arial" style:font-family-generic="roman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color="#000078" loext:opacity="100%" style:font-name="UOC Serif" fo:font-family="'UOC Serif'" style:font-family-generic="roman" style:font-pitch="variable" fo:font-size="8.5pt" fo:language="es" fo:country="ES" style:font-size-asian="8.5pt" style:font-name-complex="Arial1" style:font-family-complex="Arial" style:font-family-generic-complex="system" style:font-pitch-complex="variable" style:font-size-complex="11pt"/>
    </style:style>
    <style:style style:name="Pie_20_de_20_página_20_Car" style:display-name="Pie de página Car" style:family="text" style:parent-style-name="Default_20_Paragraph_20_Font">
      <style:text-properties fo:color="#000078" loext:opacity="100%" style:font-name="UOC Sans" fo:font-family="'UOC Sans'" style:font-family-generic="roman" style:font-pitch="variable" fo:font-size="8pt" style:font-size-asian="8pt" style:font-size-complex="8pt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Título_20_1_20_Car" style:display-name="Título 1 Car" style:family="text" style:parent-style-name="Default_20_Paragraph_20_Font">
      <style:text-properties fo:color="#000078" loext:opacity="100%" style:font-name="Arial" fo:font-family="Arial" style:font-family-generic="roman" style:font-pitch="variable" fo:font-size="26pt" fo:language="en" fo:country="US" fo:font-weight="bold" style:font-name-asian="Arial1" style:font-family-asian="Arial" style:font-family-generic-asian="system" style:font-pitch-asian="variable" style:font-size-asian="26pt" style:font-weight-asian="bold" style:font-name-complex="Arial1" style:font-family-complex="Arial" style:font-family-generic-complex="system" style:font-pitch-complex="variable" style:font-size-complex="26pt" style:font-weight-complex="bold"/>
    </style:style>
    <style:style style:name="Título_20_2_20_Car" style:display-name="Título 2 Car" style:family="text" style:parent-style-name="Default_20_Paragraph_20_Font">
      <style:text-properties fo:color="#000078" loext:opacity="100%" style:font-name="Arial" fo:font-family="Arial" style:font-family-generic="roman" style:font-pitch="variable" fo:font-size="26pt" fo:language="pt" fo:country="BR" style:font-name-asian="Arial1" style:font-family-asian="Arial" style:font-family-generic-asian="system" style:font-pitch-asian="variable" style:font-size-asian="26pt" style:font-name-complex="Arial1" style:font-family-complex="Arial" style:font-family-generic-complex="system" style:font-pitch-complex="variable" style:font-size-complex="26pt"/>
    </style:style>
    <style:style style:name="Título_20_3_20_Car" style:display-name="Título 3 Car" style:family="text" style:parent-style-name="Default_20_Paragraph_20_Font">
      <style:text-properties fo:color="#000078" loext:opacity="100%" style:font-name="Arial" fo:font-family="Arial" style:font-family-generic="roman" style:font-pitch="variable" fo:font-size="18pt" fo:language="pt" fo:country="BR" fo:font-weight="bold" style:font-name-asian="Arial1" style:font-family-asian="Arial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ítulo_20_4_20_Car" style:display-name="Título 4 Car" style:family="text" style:parent-style-name="Default_20_Paragraph_20_Font">
      <style:text-properties fo:color="#000078" loext:opacity="100%" style:font-name="UOC Sans" fo:font-family="'UOC Sans'" style:font-family-generic="roman" style:font-pitch="variable" fo:font-size="18pt" style:font-name-asian="Arial1" style:font-family-asian="Arial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Subtle_20_Emphasis" style:display-name="Subtle Emphasis" style:family="text" style:parent-style-name="HTML_20_Cite">
      <style:text-properties fo:color="#787878" loext:opacity="100%" style:font-name="Georgia" fo:font-family="Georgia" style:font-family-generic="roman" style:font-pitch="variable" fo:font-size="14pt" fo:language="es" fo:country="ES" fo:font-style="italic" style:font-size-asian="14pt" style:font-style-asian="italic" style:font-style-complex="italic">
        <loext:char-complex-color loext:theme-type="accent2" loext:color-type="theme"/>
      </style:text-properties>
    </style:style>
    <style:style style:name="Internet_20_link" style:display-name="Internet link" style:family="text" style:parent-style-name="Default_20_Paragraph_20_Font">
      <style:text-properties fo:color="#646464" loext:opacity="100%" style:font-name="Arial" fo:font-family="Arial" style:font-family-generic="roman" style:font-pitch="variable" fo:font-size="10pt" style:font-size-asian="10pt" style:font-size-complex="10pt"/>
    </style:style>
    <style:style style:name="Título_20_5_20_Car" style:display-name="Título 5 Car" style:family="text" style:parent-style-name="Default_20_Paragraph_20_Font">
      <style:text-properties fo:color="#000078" loext:opacity="100%" style:font-name="Arial" fo:font-family="Arial" style:font-family-generic="roman" style:font-pitch="variable" fo:font-size="15pt" fo:language="es" fo:country="ES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Encabezado_20_hipervínculo" style:display-name="Encabezado hipervínculo" style:family="text" style:parent-style-name="Internet_20_link">
      <style:text-properties fo:color="#000078" loext:opacity="100%" style:font-name="UOC Sans" fo:font-family="'UOC Sans'" style:font-family-generic="roman" style:font-pitch="variable" fo:font-size="8pt" style:text-underline-style="none" style:font-size-asian="8pt" style:font-size-complex="10pt"/>
    </style:style>
    <style:style style:name="Destacado_20_UOC_20_Car" style:display-name="Destacado UOC Car" style:family="text" style:parent-style-name="Default_20_Paragraph_20_Font" loext:linked-style-name="Destacado_20_UOC">
      <style:text-properties fo:color="#787878" loext:opacity="100%" style:font-name="Georgia" fo:font-family="Georgia" style:font-family-generic="roman" style:font-pitch="variable" fo:language="es" fo:country="ES" fo:font-style="italic" style:font-style-asian="italic" style:font-name-complex="Arial1" style:font-family-complex="Arial" style:font-family-generic-complex="system" style:font-pitch-complex="variable">
        <loext:char-complex-color loext:theme-type="accent2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2828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HTML_20_Cite" style:display-name="HTML Cite" style:family="text" style:parent-style-name="Default_20_Paragraph_20_Font">
      <style:text-properties fo:color="#787878" loext:opacity="100%" style:font-name="UOC Serif" fo:font-family="'UOC Serif'" style:font-family-generic="roman" style:font-pitch="variable" fo:font-size="14pt" fo:font-style="italic" style:font-size-asian="14pt" style:font-style-asian="italic" style:font-style-complex="italic">
        <loext:char-complex-color loext:theme-type="accent2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000078" loext:opacity="100%" fo:font-size="11pt" fo:font-weight="bold" style:font-size-asian="11pt" style:font-weight-asian="bold"/>
    </style:style>
    <style:style style:name="ListLabel_20_20" style:display-name="ListLabel 20" style:family="text">
      <style:text-properties fo:color="#000078" loext:opacity="100%" fo:font-size="11pt" style:font-size-asian="11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color="#000078" loext:opacity="100%" fo:font-size="11pt" fo:font-weight="bold" style:font-size-asian="11pt" style:font-weight-asian="bold"/>
    </style:style>
    <style:style style:name="ListLabel_20_29" style:display-name="ListLabel 29" style:family="text">
      <style:text-properties fo:color="#000078" loext:opacity="100%" fo:font-size="11pt" style:font-size-asian="11pt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color="#000078" loext:opacity="100%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ListLabel_20_38" style:display-name="ListLabel 38" style:family="text">
      <style:text-properties fo:font-variant="normal" fo:text-transform="none" fo:color="#000078" loext:opacity="100%" style:text-line-through-style="none" style:text-line-through-type="none" style:text-position="0% 100%" fo:font-size="11pt" fo:font-style="normal" fo:font-weight="normal" style:font-size-asian="11pt" style:font-style-asian="normal" style:font-weight-asian="normal" style:font-size-complex="11pt" style:font-style-complex="normal" style:font-weight-complex="normal" text:display="tru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variant="normal" fo:text-transform="none" fo:color="#000078" loext:opacity="100%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 text:display="tru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variant="normal" fo:text-transform="none" fo:color="#000078" loext:opacity="100%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 text:display="true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use-window-font-color="true" loext:opacity="0%" fo:font-size="11pt" style:font-size-asian="11pt"/>
    </style:style>
    <style:style style:name="ListLabel_20_74" style:display-name="ListLabel 74" style:family="text">
      <style:text-properties style:use-window-font-color="true" loext:opacity="0%"/>
    </style:style>
    <style:style style:name="ListLabel_20_75" style:display-name="ListLabel 75" style:family="text">
      <style:text-properties style:use-window-font-color="true" loext:opacity="0%"/>
    </style:style>
    <style:style style:name="ListLabel_20_76" style:display-name="ListLabel 76" style:family="text"/>
    <style:style style:name="ListLabel_20_77" style:display-name="ListLabel 77" style:family="text">
      <style:text-properties style:use-window-font-color="true" loext:opacity="0%"/>
    </style:style>
    <style:style style:name="ListLabel_20_78" style:display-name="ListLabel 78" style:family="text">
      <style:text-properties style:use-window-font-color="true" loext:opacity="0%"/>
    </style:style>
    <style:style style:name="ListLabel_20_79" style:display-name="ListLabel 79" style:family="text">
      <style:text-properties style:use-window-font-color="true" loext:opacity="0%"/>
    </style:style>
    <style:style style:name="ListLabel_20_80" style:display-name="ListLabel 80" style:family="text"/>
    <style:style style:name="ListLabel_20_81" style:display-name="ListLabel 81" style:family="text">
      <style:text-properties style:use-window-font-color="true" loext:opacity="0%"/>
    </style:style>
    <style:style style:name="ListLabel_20_82" style:display-name="ListLabel 82" style:family="text">
      <style:text-properties fo:color="#000000" loext:opacity="100%" fo:font-size="11pt" fo:font-weight="bold" style:font-size-asian="11pt" style:font-weight-asian="bold" style:font-weight-complex="bold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color="#000000" loext:opacity="100%" fo:font-size="11pt" fo:font-weight="bold" style:font-size-asian="11pt" style:font-weight-asian="bold" style:font-weight-complex="bold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color="#000000" loext:opacity="100%" fo:font-size="11pt" fo:font-weight="bold" style:font-size-asian="11pt" style:font-weight-asian="bold" style:font-weight-complex="bold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color="#000078" loext:opacity="100%" style:font-name="UOC Sans" fo:font-family="'UOC Sans'" style:font-family-generic="roman" style:font-pitch="variable" fo:font-size="11pt" style:font-size-asian="11pt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color="#000078" loext:opacity="100%" style:font-name="UOC Sans" fo:font-family="'UOC Sans'" style:font-family-generic="roman" style:font-pitch="variable" fo:font-size="11pt" style:font-size-asian="11pt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fo:color="#000078" loext:opacity="100%" style:font-name="UOC Sans" fo:font-family="'UOC Sans'" style:font-family-generic="roman" style:font-pitch="variable" fo:font-size="11pt" style:font-size-asian="11pt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color="#000078" loext:opacity="100%" style:font-name="Times New Roman" fo:font-family="'Times New Roman'" style:font-family-generic="roman" style:font-pitch="variable" fo:font-size="11pt" style:font-size-asian="11pt">
        <loext:char-complex-color loext:theme-type="dark1" loext:color-type="theme"/>
      </style:text-properties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fo:font-style="normal" fo:font-weight="bold" style:font-style-asian="normal" style:font-weight-asian="bold"/>
    </style:style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38" style:display-name="ListLabel 23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41" style:display-name="ListLabel 24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44" style:display-name="ListLabel 24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47" style:display-name="ListLabel 24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50" style:display-name="ListLabel 25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53" style:display-name="ListLabel 253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54" style:display-name="ListLabel 25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56" style:display-name="ListLabel 25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57" style:display-name="ListLabel 25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59" style:display-name="ListLabel 25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60" style:display-name="ListLabel 26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62" style:display-name="ListLabel 26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63" style:display-name="ListLabel 26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64" style:display-name="ListLabel 26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65" style:display-name="ListLabel 26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66" style:display-name="ListLabel 26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67" style:display-name="ListLabel 26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68" style:display-name="ListLabel 26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69" style:display-name="ListLabel 26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0" style:display-name="ListLabel 27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71" style:display-name="ListLabel 271" style:family="text">
      <style:text-properties fo:font-weight="normal" style:font-weight-asian="normal"/>
    </style:style>
    <style:style style:name="ListLabel_20_272" style:display-name="ListLabel 272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74" style:display-name="ListLabel 27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75" style:display-name="ListLabel 27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77" style:display-name="ListLabel 27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78" style:display-name="ListLabel 27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80" style:display-name="ListLabel 28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81" style:display-name="ListLabel 281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83" style:display-name="ListLabel 283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84" style:display-name="ListLabel 28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86" style:display-name="ListLabel 28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87" style:display-name="ListLabel 28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89" style:display-name="ListLabel 28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90" style:display-name="ListLabel 290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92" style:display-name="ListLabel 29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93" style:display-name="ListLabel 29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95" style:display-name="ListLabel 29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96" style:display-name="ListLabel 29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308" style:display-name="ListLabel 30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10" style:display-name="ListLabel 31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11" style:display-name="ListLabel 31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13" style:display-name="ListLabel 313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14" style:display-name="ListLabel 31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16" style:display-name="ListLabel 316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317" style:display-name="ListLabel 31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18" style:display-name="ListLabel 31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19" style:display-name="ListLabel 31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20" style:display-name="ListLabel 3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21" style:display-name="ListLabel 32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22" style:display-name="ListLabel 32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23" style:display-name="ListLabel 3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24" style:display-name="ListLabel 32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25" style:display-name="ListLabel 325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326" style:display-name="ListLabel 3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27" style:display-name="ListLabel 32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28" style:display-name="ListLabel 32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29" style:display-name="ListLabel 32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0" style:display-name="ListLabel 33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31" style:display-name="ListLabel 33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32" style:display-name="ListLabel 33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3" style:display-name="ListLabel 33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34" style:display-name="ListLabel 334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335" style:display-name="ListLabel 33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6" style:display-name="ListLabel 33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37" style:display-name="ListLabel 33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38" style:display-name="ListLabel 33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9" style:display-name="ListLabel 33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40" style:display-name="ListLabel 34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41" style:display-name="ListLabel 34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42" style:display-name="ListLabel 34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43" style:display-name="ListLabel 343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344" style:display-name="ListLabel 34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45" style:display-name="ListLabel 34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46" style:display-name="ListLabel 34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47" style:display-name="ListLabel 34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48" style:display-name="ListLabel 34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49" style:display-name="ListLabel 34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50" style:display-name="ListLabel 35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51" style:display-name="ListLabel 35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52" style:display-name="ListLabel 352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353" style:display-name="ListLabel 35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54" style:display-name="ListLabel 35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55" style:display-name="ListLabel 35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56" style:display-name="ListLabel 35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57" style:display-name="ListLabel 35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58" style:display-name="ListLabel 35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59" style:display-name="ListLabel 35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0" style:display-name="ListLabel 36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61" style:display-name="ListLabel 361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362" style:display-name="ListLabel 36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3" style:display-name="ListLabel 36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64" style:display-name="ListLabel 36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65" style:display-name="ListLabel 36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6" style:display-name="ListLabel 36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67" style:display-name="ListLabel 36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68" style:display-name="ListLabel 36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9" style:display-name="ListLabel 36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70" style:display-name="ListLabel 370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371" style:display-name="ListLabel 37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72" style:display-name="ListLabel 37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73" style:display-name="ListLabel 373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74" style:display-name="ListLabel 37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75" style:display-name="ListLabel 37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76" style:display-name="ListLabel 37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77" style:display-name="ListLabel 37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78" style:display-name="ListLabel 37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79" style:display-name="ListLabel 379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380" style:display-name="ListLabel 38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81" style:display-name="ListLabel 38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82" style:display-name="ListLabel 38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83" style:display-name="ListLabel 38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84" style:display-name="ListLabel 38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85" style:display-name="ListLabel 38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86" style:display-name="ListLabel 38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87" style:display-name="ListLabel 38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88" style:display-name="ListLabel 388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389" style:display-name="ListLabel 38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90" style:display-name="ListLabel 39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91" style:display-name="ListLabel 39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92" style:display-name="ListLabel 39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93" style:display-name="ListLabel 39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94" style:display-name="ListLabel 39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95" style:display-name="ListLabel 39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96" style:display-name="ListLabel 39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97" style:display-name="ListLabel 397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398" style:display-name="ListLabel 39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99" style:display-name="ListLabel 39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00" style:display-name="ListLabel 40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01" style:display-name="ListLabel 40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02" style:display-name="ListLabel 40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03" style:display-name="ListLabel 403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04" style:display-name="ListLabel 40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05" style:display-name="ListLabel 40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06" style:display-name="ListLabel 406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407" style:display-name="ListLabel 40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08" style:display-name="ListLabel 40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09" style:display-name="ListLabel 40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10" style:display-name="ListLabel 41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11" style:display-name="ListLabel 41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12" style:display-name="ListLabel 41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13" style:display-name="ListLabel 41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14" style:display-name="ListLabel 41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15" style:display-name="ListLabel 415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416" style:display-name="ListLabel 41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17" style:display-name="ListLabel 41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18" style:display-name="ListLabel 41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19" style:display-name="ListLabel 41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20" style:display-name="ListLabel 42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21" style:display-name="ListLabel 42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22" style:display-name="ListLabel 42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23" style:display-name="ListLabel 42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24" style:display-name="ListLabel 424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425" style:display-name="ListLabel 42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26" style:display-name="ListLabel 42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27" style:display-name="ListLabel 42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28" style:display-name="ListLabel 42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29" style:display-name="ListLabel 42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30" style:display-name="ListLabel 43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31" style:display-name="ListLabel 43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32" style:display-name="ListLabel 43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33" style:display-name="ListLabel 433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434" style:display-name="ListLabel 43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35" style:display-name="ListLabel 43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36" style:display-name="ListLabel 43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37" style:display-name="ListLabel 43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38" style:display-name="ListLabel 43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39" style:display-name="ListLabel 43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40" style:display-name="ListLabel 44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41" style:display-name="ListLabel 44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42" style:display-name="ListLabel 442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443" style:display-name="ListLabel 44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44" style:display-name="ListLabel 44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45" style:display-name="ListLabel 44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46" style:display-name="ListLabel 44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47" style:display-name="ListLabel 44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48" style:display-name="ListLabel 44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49" style:display-name="ListLabel 44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50" style:display-name="ListLabel 45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51" style:display-name="ListLabel 45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52" style:display-name="ListLabel 45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53" style:display-name="ListLabel 45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54" style:display-name="ListLabel 45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55" style:display-name="ListLabel 45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56" style:display-name="ListLabel 45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57" style:display-name="ListLabel 45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58" style:display-name="ListLabel 45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59" style:display-name="ListLabel 45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60" style:display-name="ListLabel 460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461" style:display-name="ListLabel 46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62" style:display-name="ListLabel 46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63" style:display-name="ListLabel 463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64" style:display-name="ListLabel 46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65" style:display-name="ListLabel 46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66" style:display-name="ListLabel 46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67" style:display-name="ListLabel 46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68" style:display-name="ListLabel 46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69" style:display-name="ListLabel 469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470" style:display-name="ListLabel 47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71" style:display-name="ListLabel 47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72" style:display-name="ListLabel 47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73" style:display-name="ListLabel 47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74" style:display-name="ListLabel 47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75" style:display-name="ListLabel 47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76" style:display-name="ListLabel 47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77" style:display-name="ListLabel 47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78" style:display-name="ListLabel 478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479" style:display-name="ListLabel 47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80" style:display-name="ListLabel 48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81" style:display-name="ListLabel 48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82" style:display-name="ListLabel 48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83" style:display-name="ListLabel 48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84" style:display-name="ListLabel 48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85" style:display-name="ListLabel 48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86" style:display-name="ListLabel 48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87" style:display-name="ListLabel 487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488" style:display-name="ListLabel 48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89" style:display-name="ListLabel 48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90" style:display-name="ListLabel 49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91" style:display-name="ListLabel 49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92" style:display-name="ListLabel 49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93" style:display-name="ListLabel 493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94" style:display-name="ListLabel 49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95" style:display-name="ListLabel 49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96" style:display-name="ListLabel 496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497" style:display-name="ListLabel 49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98" style:display-name="ListLabel 49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99" style:display-name="ListLabel 49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00" style:display-name="ListLabel 50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01" style:display-name="ListLabel 50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02" style:display-name="ListLabel 50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03" style:display-name="ListLabel 50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04" style:display-name="ListLabel 50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05" style:display-name="ListLabel 505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506" style:display-name="ListLabel 50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07" style:display-name="ListLabel 50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08" style:display-name="ListLabel 50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09" style:display-name="ListLabel 50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10" style:display-name="ListLabel 51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11" style:display-name="ListLabel 51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12" style:display-name="ListLabel 51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13" style:display-name="ListLabel 51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14" style:display-name="ListLabel 514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515" style:display-name="ListLabel 51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16" style:display-name="ListLabel 51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17" style:display-name="ListLabel 51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18" style:display-name="ListLabel 51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19" style:display-name="ListLabel 51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20" style:display-name="ListLabel 52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21" style:display-name="ListLabel 52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22" style:display-name="ListLabel 52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23" style:display-name="ListLabel 523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524" style:display-name="ListLabel 52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25" style:display-name="ListLabel 52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26" style:display-name="ListLabel 52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27" style:display-name="ListLabel 52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28" style:display-name="ListLabel 52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29" style:display-name="ListLabel 52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30" style:display-name="ListLabel 53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31" style:display-name="ListLabel 53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32" style:display-name="ListLabel 532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533" style:display-name="ListLabel 53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34" style:display-name="ListLabel 53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35" style:display-name="ListLabel 53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36" style:display-name="ListLabel 53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37" style:display-name="ListLabel 53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38" style:display-name="ListLabel 53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39" style:display-name="ListLabel 53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40" style:display-name="ListLabel 54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41" style:display-name="ListLabel 541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542" style:display-name="ListLabel 54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43" style:display-name="ListLabel 54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44" style:display-name="ListLabel 54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45" style:display-name="ListLabel 54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46" style:display-name="ListLabel 54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47" style:display-name="ListLabel 54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48" style:display-name="ListLabel 54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49" style:display-name="ListLabel 54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50" style:display-name="ListLabel 550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551" style:display-name="ListLabel 55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52" style:display-name="ListLabel 55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53" style:display-name="ListLabel 553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54" style:display-name="ListLabel 55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55" style:display-name="ListLabel 55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56" style:display-name="ListLabel 55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57" style:display-name="ListLabel 55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58" style:display-name="ListLabel 55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59" style:display-name="ListLabel 559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560" style:display-name="ListLabel 56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61" style:display-name="ListLabel 56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62" style:display-name="ListLabel 56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63" style:display-name="ListLabel 56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64" style:display-name="ListLabel 56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65" style:display-name="ListLabel 56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66" style:display-name="ListLabel 56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67" style:display-name="ListLabel 56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68" style:display-name="ListLabel 568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569" style:display-name="ListLabel 56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70" style:display-name="ListLabel 57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71" style:display-name="ListLabel 57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72" style:display-name="ListLabel 57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73" style:display-name="ListLabel 57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74" style:display-name="ListLabel 57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75" style:display-name="ListLabel 57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76" style:display-name="ListLabel 57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77" style:display-name="ListLabel 577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578" style:display-name="ListLabel 57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79" style:display-name="ListLabel 57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80" style:display-name="ListLabel 58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81" style:display-name="ListLabel 58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82" style:display-name="ListLabel 58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83" style:display-name="ListLabel 583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84" style:display-name="ListLabel 58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85" style:display-name="ListLabel 58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86" style:display-name="ListLabel 586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587" style:display-name="ListLabel 58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88" style:display-name="ListLabel 58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89" style:display-name="ListLabel 58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90" style:display-name="ListLabel 59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91" style:display-name="ListLabel 59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92" style:display-name="ListLabel 59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93" style:display-name="ListLabel 59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94" style:display-name="ListLabel 59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95" style:display-name="ListLabel 595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596" style:display-name="ListLabel 59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97" style:display-name="ListLabel 59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98" style:display-name="ListLabel 59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99" style:display-name="ListLabel 59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00" style:display-name="ListLabel 60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01" style:display-name="ListLabel 60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02" style:display-name="ListLabel 60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03" style:display-name="ListLabel 60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04" style:display-name="ListLabel 604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605" style:display-name="ListLabel 60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06" style:display-name="ListLabel 60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07" style:display-name="ListLabel 60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08" style:display-name="ListLabel 60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09" style:display-name="ListLabel 60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10" style:display-name="ListLabel 61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11" style:display-name="ListLabel 61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12" style:display-name="ListLabel 61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13" style:display-name="ListLabel 613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614" style:display-name="ListLabel 61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15" style:display-name="ListLabel 61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16" style:display-name="ListLabel 61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17" style:display-name="ListLabel 61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18" style:display-name="ListLabel 61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19" style:display-name="ListLabel 61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20" style:display-name="ListLabel 6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21" style:display-name="ListLabel 62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22" style:display-name="ListLabel 622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623" style:display-name="ListLabel 6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24" style:display-name="ListLabel 62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25" style:display-name="ListLabel 62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26" style:display-name="ListLabel 6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27" style:display-name="ListLabel 62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28" style:display-name="ListLabel 62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29" style:display-name="ListLabel 62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30" style:display-name="ListLabel 63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31" style:display-name="ListLabel 631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632" style:display-name="ListLabel 63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33" style:display-name="ListLabel 63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34" style:display-name="ListLabel 63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35" style:display-name="ListLabel 63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36" style:display-name="ListLabel 63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37" style:display-name="ListLabel 63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38" style:display-name="ListLabel 63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39" style:display-name="ListLabel 63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40" style:display-name="ListLabel 640" style:family="text">
      <style:text-properties fo:language="es" fo:country="ES"/>
    </style:style>
    <style:style style:name="ListLabel_20_641" style:display-name="ListLabel 641" style:family="text">
      <style:text-properties fo:language="ca" fo:country="ES" fo:font-weight="normal" style:font-weight-asian="normal" style:language-complex="ca" style:country-complex="ES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_20_Esquema_20_numerado_20_Wingdings_20__28_símbolo_29__20_Izquierda_3a__20__20_0_22__20_Sangrí..." style:display-name="Estilo Esquema numerado Wingdings (símbolo) Izquierda:  0&quot; Sangrí...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_20_Esquema_20_numerado_20_Wingdings_20__28_símbolo_29__20_Negrita_20_Izquierda_3a__20__20_0..." style:display-name="Estilo Esquema numerado Wingdings (símbolo) Negrita Izquierda:  0...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_20_Esquema_20_numerado_20_Wingdings_20__28_símbolo_29__20_Negrita_20_Izquierda_3a__20__20_0...1" style:display-name="Estilo Esquema numerado Wingdings (símbolo) Negrita Izquierda:  0...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_20_Esquema_20_numerado_20_Wingdings_20__28_símbolo_29__20_Negrita_20_Izquierda_3a__20__20_0...2" style:display-name="Estilo Esquema numerado Wingdings (símbolo) Negrita Izquierda:  0...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_20_Numerado_20_Izquierda_3a__20__20_0.25_22__20_Sangría_20_francesa_3a__20__20_0.25_22_" style:display-name="Estilo Numerado Izquierda:  0.25&quot; Sangría francesa:  0.25&quot;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_20_Numerado_20_Izquierda_3a__20__20_0.25_22__20_Sangría_20_francesa_3a__20__20_0.25_22_1" style:display-name="Estilo Numerado Izquierda:  0.25&quot; Sangría francesa:  0.25&quot;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_20_Numerado_20_Izquierda_3a__20__20_0.25_22__20_Sangría_20_francesa_3a__20__20_0.25_22_2" style:display-name="Estilo Numerado Izquierda:  0.25&quot; Sangría francesa:  0.25&quot;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_20_Numerado_20_Izquierda_3a__20__20_0.25_22__20_Sangría_20_francesa_3a__20__20_0.25_22_3" style:display-name="Estilo Numerado Izquierda:  0.25&quot; Sangría francesa:  0.25&quot;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aUOC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" loext:is-legal="true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3" loext:is-legal="true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4" loext:is-legal="true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5" loext:is-legal="true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6" loext:is-legal="true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7" loext:is-legal="true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8" loext:is-legal="true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9" loext:is-legal="true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3" text:style-name="ListLabel_20_1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number text:level="4" text:style-name="ListLabel_20_13" loext:is-legal="true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4" loext:is-legal="true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5" loext:is-legal="true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6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7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8" loext:is-legal="true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UOC Sans'"/>
      </text:list-level-style-bullet>
      <text:list-level-style-bullet text:level="2" text:style-name="ListLabel_20_2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UOC Sans'"/>
      </text:list-level-style-bullet>
      <text:list-level-style-number text:level="3" text:style-name="ListLabel_20_21" loext:is-legal="true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2" loext:is-legal="true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3" loext:is-legal="true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4" loext:is-legal="true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5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6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7" loext:is-legal="true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UOC Sans'"/>
      </text:list-level-style-bullet>
      <text:list-level-style-bullet text:level="2" text:style-name="ListLabel_20_2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UOC Sans'"/>
      </text:list-level-style-bullet>
      <text:list-level-style-number text:level="3" text:style-name="ListLabel_20_30" loext:is-legal="true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31" loext:is-legal="true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32" loext:is-legal="true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33" loext:is-legal="true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34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35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36" loext:is-legal="true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0.101cm"/>
        </style:list-level-properties>
        <style:text-properties fo:font-family="Symbol" style:font-charset="x-symbol"/>
      </text:list-level-style-bullet>
      <text:list-level-style-bullet text:level="2" text:style-name="ListLabel_20_38" loext:is-legal="true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5cm" fo:text-indent="-0.349cm" fo:margin-left="0.45cm"/>
        </style:list-level-properties>
        <style:text-properties fo:font-family="Symbol" style:font-charset="x-symbol"/>
      </text:list-level-style-bullet>
      <text:list-level-style-number text:level="3" text:style-name="ListLabel_20_39" loext:is-legal="true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40" loext:is-legal="true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41" loext:is-legal="true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42" loext:is-legal="true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43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44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45" loext:is-legal="true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is-legal="true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bullet text:level="2" text:style-name="ListLabel_20_47" loext:is-legal="true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48" loext:is-legal="true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49" loext:is-legal="true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50" loext:is-legal="true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51" loext:is-legal="true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52" loext:is-legal="true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53" loext:is-legal="true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54" loext:is-legal="true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is-legal="true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'UOC Sans'"/>
      </text:list-level-style-bullet>
      <text:list-level-style-bullet text:level="2" text:style-name="ListLabel_20_5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6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7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3" text:style-name="ListLabel_20_7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4" text:style-name="ListLabel_20_7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ListLabel_20_7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6" text:style-name="ListLabel_20_7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charset="x-symbol"/>
      </text:list-level-style-bullet>
      <text:list-level-style-bullet text:level="7" text:style-name="ListLabel_20_7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ListLabel_20_8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9" text:style-name="ListLabel_20_8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83" loext:is-legal="true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3" text:style-name="ListLabel_20_8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charset="x-symbol"/>
      </text:list-level-style-bullet>
      <text:list-level-style-bullet text:level="4" text:style-name="ListLabel_20_8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ListLabel_20_86" loext:is-legal="true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6" text:style-name="ListLabel_20_87" loext:is-legal="true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7" text:style-name="ListLabel_20_8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8" text:style-name="ListLabel_20_8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9" text:style-name="ListLabel_20_90" loext:is-legal="true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9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3" text:style-name="ListLabel_20_9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4" text:style-name="ListLabel_20_9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ListLabel_20_9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6" text:style-name="ListLabel_20_9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charset="x-symbol"/>
      </text:list-level-style-bullet>
      <text:list-level-style-bullet text:level="7" text:style-name="ListLabel_20_9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ListLabel_20_9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9" text:style-name="ListLabel_20_9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01" loext:is-legal="true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3" text:style-name="ListLabel_20_10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charset="x-symbol"/>
      </text:list-level-style-bullet>
      <text:list-level-style-bullet text:level="4" text:style-name="ListLabel_20_10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ListLabel_20_104" loext:is-legal="true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6" text:style-name="ListLabel_20_105" loext:is-legal="true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7" text:style-name="ListLabel_20_10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8" text:style-name="ListLabel_20_10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9" text:style-name="ListLabel_20_108" loext:is-legal="true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0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9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3" text:style-name="ListLabel_20_120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8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3" text:style-name="ListLabel_20_129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is-legal="true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37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fo:font-family="Symbol" style:font-charset="x-symbol"/>
      </text:list-level-style-bullet>
      <text:list-level-style-bullet text:level="2" text:style-name="ListLabel_20_14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2.501cm"/>
        </style:list-level-properties>
        <style:text-properties fo:font-family="'Courier New'"/>
      </text:list-level-style-bullet>
      <text:list-level-style-bullet text:level="3" text:style-name="ListLabel_20_14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4.501cm"/>
        </style:list-level-properties>
        <style:text-properties fo:font-family="Wingdings" style:font-charset="x-symbol"/>
      </text:list-level-style-bullet>
      <text:list-level-style-bullet text:level="4" text:style-name="ListLabel_20_14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6.502cm"/>
        </style:list-level-properties>
        <style:text-properties fo:font-family="Symbol" style:font-charset="x-symbol"/>
      </text:list-level-style-bullet>
      <text:list-level-style-bullet text:level="5" text:style-name="ListLabel_20_14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8.502cm"/>
        </style:list-level-properties>
        <style:text-properties fo:font-family="'Courier New'"/>
      </text:list-level-style-bullet>
      <text:list-level-style-bullet text:level="6" text:style-name="ListLabel_20_15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0.502cm"/>
        </style:list-level-properties>
        <style:text-properties fo:font-family="Wingdings" style:font-charset="x-symbol"/>
      </text:list-level-style-bullet>
      <text:list-level-style-bullet text:level="7" text:style-name="ListLabel_20_15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12.502cm"/>
        </style:list-level-properties>
        <style:text-properties fo:font-family="Symbol" style:font-charset="x-symbol"/>
      </text:list-level-style-bullet>
      <text:list-level-style-bullet text:level="8" text:style-name="ListLabel_20_15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14.503cm"/>
        </style:list-level-properties>
        <style:text-properties fo:font-family="'Courier New'"/>
      </text:list-level-style-bullet>
      <text:list-level-style-bullet text:level="9" text:style-name="ListLabel_20_15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6.50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fo:font-family="Symbol" style:font-charset="x-symbol"/>
      </text:list-level-style-bullet>
      <text:list-level-style-bullet text:level="2" text:style-name="ListLabel_20_15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2.501cm"/>
        </style:list-level-properties>
        <style:text-properties fo:font-family="'Courier New'"/>
      </text:list-level-style-bullet>
      <text:list-level-style-bullet text:level="3" text:style-name="ListLabel_20_15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4.501cm"/>
        </style:list-level-properties>
        <style:text-properties fo:font-family="Wingdings" style:font-charset="x-symbol"/>
      </text:list-level-style-bullet>
      <text:list-level-style-bullet text:level="4" text:style-name="ListLabel_20_15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6.502cm"/>
        </style:list-level-properties>
        <style:text-properties fo:font-family="Symbol" style:font-charset="x-symbol"/>
      </text:list-level-style-bullet>
      <text:list-level-style-bullet text:level="5" text:style-name="ListLabel_20_15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8.502cm"/>
        </style:list-level-properties>
        <style:text-properties fo:font-family="'Courier New'"/>
      </text:list-level-style-bullet>
      <text:list-level-style-bullet text:level="6" text:style-name="ListLabel_20_15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0.502cm"/>
        </style:list-level-properties>
        <style:text-properties fo:font-family="Wingdings" style:font-charset="x-symbol"/>
      </text:list-level-style-bullet>
      <text:list-level-style-bullet text:level="7" text:style-name="ListLabel_20_16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12.502cm"/>
        </style:list-level-properties>
        <style:text-properties fo:font-family="Symbol" style:font-charset="x-symbol"/>
      </text:list-level-style-bullet>
      <text:list-level-style-bullet text:level="8" text:style-name="ListLabel_20_16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14.503cm"/>
        </style:list-level-properties>
        <style:text-properties fo:font-family="'Courier New'"/>
      </text:list-level-style-bullet>
      <text:list-level-style-bullet text:level="9" text:style-name="ListLabel_20_16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6.50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fo:font-family="Symbol" style:font-charset="x-symbol"/>
      </text:list-level-style-bullet>
      <text:list-level-style-bullet text:level="2" text:style-name="ListLabel_20_16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2.501cm"/>
        </style:list-level-properties>
        <style:text-properties fo:font-family="'Courier New'"/>
      </text:list-level-style-bullet>
      <text:list-level-style-bullet text:level="3" text:style-name="ListLabel_20_16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4.501cm"/>
        </style:list-level-properties>
        <style:text-properties fo:font-family="Wingdings" style:font-charset="x-symbol"/>
      </text:list-level-style-bullet>
      <text:list-level-style-bullet text:level="4" text:style-name="ListLabel_20_16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6.502cm"/>
        </style:list-level-properties>
        <style:text-properties fo:font-family="Symbol" style:font-charset="x-symbol"/>
      </text:list-level-style-bullet>
      <text:list-level-style-bullet text:level="5" text:style-name="ListLabel_20_16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8.502cm"/>
        </style:list-level-properties>
        <style:text-properties fo:font-family="'Courier New'"/>
      </text:list-level-style-bullet>
      <text:list-level-style-bullet text:level="6" text:style-name="ListLabel_20_16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0.502cm"/>
        </style:list-level-properties>
        <style:text-properties fo:font-family="Wingdings" style:font-charset="x-symbol"/>
      </text:list-level-style-bullet>
      <text:list-level-style-bullet text:level="7" text:style-name="ListLabel_20_16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12.502cm"/>
        </style:list-level-properties>
        <style:text-properties fo:font-family="Symbol" style:font-charset="x-symbol"/>
      </text:list-level-style-bullet>
      <text:list-level-style-bullet text:level="8" text:style-name="ListLabel_20_17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14.503cm"/>
        </style:list-level-properties>
        <style:text-properties fo:font-family="'Courier New'"/>
      </text:list-level-style-bullet>
      <text:list-level-style-bullet text:level="9" text:style-name="ListLabel_20_17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6.50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fo:font-family="Symbol" style:font-charset="x-symbol"/>
      </text:list-level-style-bullet>
      <text:list-level-style-bullet text:level="2" text:style-name="ListLabel_20_17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2.501cm"/>
        </style:list-level-properties>
        <style:text-properties fo:font-family="'Courier New'"/>
      </text:list-level-style-bullet>
      <text:list-level-style-bullet text:level="3" text:style-name="ListLabel_20_17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4.501cm"/>
        </style:list-level-properties>
        <style:text-properties fo:font-family="Wingdings" style:font-charset="x-symbol"/>
      </text:list-level-style-bullet>
      <text:list-level-style-bullet text:level="4" text:style-name="ListLabel_20_17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6.502cm"/>
        </style:list-level-properties>
        <style:text-properties fo:font-family="Symbol" style:font-charset="x-symbol"/>
      </text:list-level-style-bullet>
      <text:list-level-style-bullet text:level="5" text:style-name="ListLabel_20_17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8.502cm"/>
        </style:list-level-properties>
        <style:text-properties fo:font-family="'Courier New'"/>
      </text:list-level-style-bullet>
      <text:list-level-style-bullet text:level="6" text:style-name="ListLabel_20_17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0.502cm"/>
        </style:list-level-properties>
        <style:text-properties fo:font-family="Wingdings" style:font-charset="x-symbol"/>
      </text:list-level-style-bullet>
      <text:list-level-style-bullet text:level="7" text:style-name="ListLabel_20_17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12.502cm"/>
        </style:list-level-properties>
        <style:text-properties fo:font-family="Symbol" style:font-charset="x-symbol"/>
      </text:list-level-style-bullet>
      <text:list-level-style-bullet text:level="8" text:style-name="ListLabel_20_17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14.503cm"/>
        </style:list-level-properties>
        <style:text-properties fo:font-family="'Courier New'"/>
      </text:list-level-style-bullet>
      <text:list-level-style-bullet text:level="9" text:style-name="ListLabel_20_18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6.50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fo:font-family="Symbol" style:font-charset="x-symbol"/>
      </text:list-level-style-bullet>
      <text:list-level-style-bullet text:level="2" text:style-name="ListLabel_20_18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2.501cm"/>
        </style:list-level-properties>
        <style:text-properties fo:font-family="'Courier New'"/>
      </text:list-level-style-bullet>
      <text:list-level-style-bullet text:level="3" text:style-name="ListLabel_20_18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4.501cm"/>
        </style:list-level-properties>
        <style:text-properties fo:font-family="Wingdings" style:font-charset="x-symbol"/>
      </text:list-level-style-bullet>
      <text:list-level-style-bullet text:level="4" text:style-name="ListLabel_20_18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6.502cm"/>
        </style:list-level-properties>
        <style:text-properties fo:font-family="Symbol" style:font-charset="x-symbol"/>
      </text:list-level-style-bullet>
      <text:list-level-style-bullet text:level="5" text:style-name="ListLabel_20_18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8.502cm"/>
        </style:list-level-properties>
        <style:text-properties fo:font-family="'Courier New'"/>
      </text:list-level-style-bullet>
      <text:list-level-style-bullet text:level="6" text:style-name="ListLabel_20_18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0.502cm"/>
        </style:list-level-properties>
        <style:text-properties fo:font-family="Wingdings" style:font-charset="x-symbol"/>
      </text:list-level-style-bullet>
      <text:list-level-style-bullet text:level="7" text:style-name="ListLabel_20_18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12.502cm"/>
        </style:list-level-properties>
        <style:text-properties fo:font-family="Symbol" style:font-charset="x-symbol"/>
      </text:list-level-style-bullet>
      <text:list-level-style-bullet text:level="8" text:style-name="ListLabel_20_18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14.503cm"/>
        </style:list-level-properties>
        <style:text-properties fo:font-family="'Courier New'"/>
      </text:list-level-style-bullet>
      <text:list-level-style-bullet text:level="9" text:style-name="ListLabel_20_18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6.50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fo:font-family="Symbol" style:font-charset="x-symbol"/>
      </text:list-level-style-bullet>
      <text:list-level-style-bullet text:level="2" text:style-name="ListLabel_20_19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2.501cm"/>
        </style:list-level-properties>
        <style:text-properties fo:font-family="'Courier New'"/>
      </text:list-level-style-bullet>
      <text:list-level-style-bullet text:level="3" text:style-name="ListLabel_20_19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4.501cm"/>
        </style:list-level-properties>
        <style:text-properties fo:font-family="Wingdings" style:font-charset="x-symbol"/>
      </text:list-level-style-bullet>
      <text:list-level-style-bullet text:level="4" text:style-name="ListLabel_20_19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6.502cm"/>
        </style:list-level-properties>
        <style:text-properties fo:font-family="Symbol" style:font-charset="x-symbol"/>
      </text:list-level-style-bullet>
      <text:list-level-style-bullet text:level="5" text:style-name="ListLabel_20_19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8.502cm"/>
        </style:list-level-properties>
        <style:text-properties fo:font-family="'Courier New'"/>
      </text:list-level-style-bullet>
      <text:list-level-style-bullet text:level="6" text:style-name="ListLabel_20_19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0.502cm"/>
        </style:list-level-properties>
        <style:text-properties fo:font-family="Wingdings" style:font-charset="x-symbol"/>
      </text:list-level-style-bullet>
      <text:list-level-style-bullet text:level="7" text:style-name="ListLabel_20_19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12.502cm"/>
        </style:list-level-properties>
        <style:text-properties fo:font-family="Symbol" style:font-charset="x-symbol"/>
      </text:list-level-style-bullet>
      <text:list-level-style-bullet text:level="8" text:style-name="ListLabel_20_19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14.503cm"/>
        </style:list-level-properties>
        <style:text-properties fo:font-family="'Courier New'"/>
      </text:list-level-style-bullet>
      <text:list-level-style-bullet text:level="9" text:style-name="ListLabel_20_19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6.50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fo:font-family="Symbol" style:font-charset="x-symbol"/>
      </text:list-level-style-bullet>
      <text:list-level-style-bullet text:level="2" text:style-name="ListLabel_20_20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2.501cm"/>
        </style:list-level-properties>
        <style:text-properties fo:font-family="'Courier New'"/>
      </text:list-level-style-bullet>
      <text:list-level-style-bullet text:level="3" text:style-name="ListLabel_20_20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4.501cm"/>
        </style:list-level-properties>
        <style:text-properties fo:font-family="Wingdings" style:font-charset="x-symbol"/>
      </text:list-level-style-bullet>
      <text:list-level-style-bullet text:level="4" text:style-name="ListLabel_20_20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6.502cm"/>
        </style:list-level-properties>
        <style:text-properties fo:font-family="Symbol" style:font-charset="x-symbol"/>
      </text:list-level-style-bullet>
      <text:list-level-style-bullet text:level="5" text:style-name="ListLabel_20_20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8.502cm"/>
        </style:list-level-properties>
        <style:text-properties fo:font-family="'Courier New'"/>
      </text:list-level-style-bullet>
      <text:list-level-style-bullet text:level="6" text:style-name="ListLabel_20_20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0.502cm"/>
        </style:list-level-properties>
        <style:text-properties fo:font-family="Wingdings" style:font-charset="x-symbol"/>
      </text:list-level-style-bullet>
      <text:list-level-style-bullet text:level="7" text:style-name="ListLabel_20_20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12.502cm"/>
        </style:list-level-properties>
        <style:text-properties fo:font-family="Symbol" style:font-charset="x-symbol"/>
      </text:list-level-style-bullet>
      <text:list-level-style-bullet text:level="8" text:style-name="ListLabel_20_20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14.503cm"/>
        </style:list-level-properties>
        <style:text-properties fo:font-family="'Courier New'"/>
      </text:list-level-style-bullet>
      <text:list-level-style-bullet text:level="9" text:style-name="ListLabel_20_20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6.50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fo:font-family="Symbol" style:font-charset="x-symbol"/>
      </text:list-level-style-bullet>
      <text:list-level-style-bullet text:level="2" text:style-name="ListLabel_20_20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2.501cm"/>
        </style:list-level-properties>
        <style:text-properties fo:font-family="'Courier New'"/>
      </text:list-level-style-bullet>
      <text:list-level-style-bullet text:level="3" text:style-name="ListLabel_20_21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4.501cm"/>
        </style:list-level-properties>
        <style:text-properties fo:font-family="Wingdings" style:font-charset="x-symbol"/>
      </text:list-level-style-bullet>
      <text:list-level-style-bullet text:level="4" text:style-name="ListLabel_20_21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6.502cm"/>
        </style:list-level-properties>
        <style:text-properties fo:font-family="Symbol" style:font-charset="x-symbol"/>
      </text:list-level-style-bullet>
      <text:list-level-style-bullet text:level="5" text:style-name="ListLabel_20_21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8.502cm"/>
        </style:list-level-properties>
        <style:text-properties fo:font-family="'Courier New'"/>
      </text:list-level-style-bullet>
      <text:list-level-style-bullet text:level="6" text:style-name="ListLabel_20_21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0.502cm"/>
        </style:list-level-properties>
        <style:text-properties fo:font-family="Wingdings" style:font-charset="x-symbol"/>
      </text:list-level-style-bullet>
      <text:list-level-style-bullet text:level="7" text:style-name="ListLabel_20_21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12.502cm"/>
        </style:list-level-properties>
        <style:text-properties fo:font-family="Symbol" style:font-charset="x-symbol"/>
      </text:list-level-style-bullet>
      <text:list-level-style-bullet text:level="8" text:style-name="ListLabel_20_21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14.503cm"/>
        </style:list-level-properties>
        <style:text-properties fo:font-family="'Courier New'"/>
      </text:list-level-style-bullet>
      <text:list-level-style-bullet text:level="9" text:style-name="ListLabel_20_21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6.50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fo:font-family="Symbol" style:font-charset="x-symbol"/>
      </text:list-level-style-bullet>
      <text:list-level-style-bullet text:level="2" text:style-name="ListLabel_20_21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2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Symbol" style:font-charset="x-symbol"/>
      </text:list-level-style-bullet>
      <text:list-level-style-bullet text:level="2" text:style-name="ListLabel_20_23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23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23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23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24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24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24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24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Symbol" style:font-charset="x-symbol"/>
      </text:list-level-style-bullet>
      <text:list-level-style-bullet text:level="2" text:style-name="ListLabel_20_24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4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4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5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5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Symbol" style:font-charset="x-symbol"/>
      </text:list-level-style-bullet>
      <text:list-level-style-bullet text:level="2" text:style-name="ListLabel_20_25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25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25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25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25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25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26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26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Symbol" style:font-charset="x-symbol"/>
      </text:list-level-style-bullet>
      <text:list-level-style-bullet text:level="2" text:style-name="ListLabel_20_26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6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6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bullet text:level="2" text:style-name="ListLabel_20_27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27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27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27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27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27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27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27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Symbol" style:font-charset="x-symbol"/>
      </text:list-level-style-bullet>
      <text:list-level-style-bullet text:level="2" text:style-name="ListLabel_20_28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28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28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28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28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28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28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28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Symbol" style:font-charset="x-symbol"/>
      </text:list-level-style-bullet>
      <text:list-level-style-bullet text:level="2" text:style-name="ListLabel_20_29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29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29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29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29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29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29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29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text:style-name="ListLabel_20_299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300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text:style-name="ListLabel_20_301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text:style-name="ListLabel_20_302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text:style-name="ListLabel_20_303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text:style-name="ListLabel_20_304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text:style-name="ListLabel_20_305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text:style-name="ListLabel_20_306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30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30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31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31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31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31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31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31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31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31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31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32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32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32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32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32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32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2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2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3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3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3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33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3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3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3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4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4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34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4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4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4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4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5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35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5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5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5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5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5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6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36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36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36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36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36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36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36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36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37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37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37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37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37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37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37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37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7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38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38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38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38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38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38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38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38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38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39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39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39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39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39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39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39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9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39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0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0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0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0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0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0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40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0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1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1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1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1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41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41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1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1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2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2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2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2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42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2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2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2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3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3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ListLabel_20_43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43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3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3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3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3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4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44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44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4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4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4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4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4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ListLabel_20_45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5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5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5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5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5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5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5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text:style-name="ListLabel_20_46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46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6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6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6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6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6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6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6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ListLabel_20_46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47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47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47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47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47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47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47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47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text:style-name="ListLabel_20_47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47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8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8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8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8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8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8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ListLabel_20_48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48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9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9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9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9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9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ListLabel_20_49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49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9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0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0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0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0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ListLabel_20_50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50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0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0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1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1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1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ListLabel_20_51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51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1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1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1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2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2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ListLabel_20_52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52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2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2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2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2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3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text:style-name="ListLabel_20_53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53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3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3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3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3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3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text:style-name="ListLabel_20_54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54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4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4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4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4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4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4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ListLabel_20_55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55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5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5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5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5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5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5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5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ListLabel_20_55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56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6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6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6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6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6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6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6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ListLabel_20_56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56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7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7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7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7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7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7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text:style-name="ListLabel_20_57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57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8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8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8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8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8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bullet text:level="1" text:style-name="ListLabel_20_58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58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8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9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9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9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9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bullet text:level="1" text:style-name="ListLabel_20_59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59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9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9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0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0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0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bullet text:level="1" text:style-name="ListLabel_20_60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60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0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0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0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1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1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text:style-name="ListLabel_20_61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61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1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1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1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1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2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bullet text:level="1" text:style-name="ListLabel_20_62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62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2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2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2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2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2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text:style-name="ListLabel_20_63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63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3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3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3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3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3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3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1" number:language="es" number:country="ES">
      <number:day number:style="long"/>
      <number:text>/</number:text>
      <number:month number:style="long"/>
      <number:text>/</number:text>
      <number:year number:style="long"/>
    </number:date-style>
    <style:default-page-layout>
      <style:page-layout-properties style:layout-grid-standard-mode="true"/>
    </style:default-page-layout>
    <loext:theme loext:name="Tema de Office">
      <loext:theme-colors loext:name="UOC masterbrand">
        <loext:color loext:name="dark1" loext:color="#000078"/>
        <loext:color loext:name="light1" loext:color="#000078"/>
        <loext:color loext:name="dark2" loext:color="#73edff"/>
        <loext:color loext:name="light2" loext:color="#ffffff"/>
        <loext:color loext:name="accent1" loext:color="#000078"/>
        <loext:color loext:name="accent2" loext:color="#787878"/>
        <loext:color loext:name="accent3" loext:color="#000078"/>
        <loext:color loext:name="accent4" loext:color="#73edff"/>
        <loext:color loext:name="accent5" loext:color="#828282"/>
        <loext:color loext:name="accent6" loext:color="#000078"/>
        <loext:color loext:name="hyperlink" loext:color="#73edff"/>
        <loext:color loext:name="followed-hyperlink" loext:color="#828282"/>
      </loext:theme-colors>
    </loext:theme>
  </office:styles>
  <office:automatic-styles>
    <style:style style:name="Tabla1" style:family="table">
      <style:table-properties style:width="17.508cm" fo:margin-left="0cm" fo:margin-top="0cm" fo:margin-bottom="0cm" table:align="left" style:writing-mode="lr-tb"/>
    </style:style>
    <style:style style:name="Tabla1.A" style:family="table-column">
      <style:table-column-properties style:column-width="5.539cm"/>
    </style:style>
    <style:style style:name="Tabla1.B" style:family="table-column">
      <style:table-column-properties style:column-width="9.751cm"/>
    </style:style>
    <style:style style:name="Tabla1.C" style:family="table-column">
      <style:table-column-properties style:column-width="2.219cm"/>
    </style:style>
    <style:style style:name="Tabla1.1" style:family="table-row">
      <style:table-row-properties style:min-row-height="0.99cm" fo:keep-together="auto"/>
    </style:style>
    <style:style style:name="Tabla1.A1" style:family="table-cell">
      <style:table-cell-properties fo:padding-left="0.3cm" fo:padding-right="0cm" fo:padding-top="0.349cm" fo:padding-bottom="0cm" fo:border="none" style:writing-mode="lr-tb"/>
    </style:style>
    <style:style style:name="Tabla2" style:family="table">
      <style:table-properties style:width="15.281cm" fo:margin-left="0cm" fo:margin-top="0cm" fo:margin-bottom="0cm" table:align="left" style:may-break-between-rows="false" style:writing-mode="lr-tb"/>
    </style:style>
    <style:style style:name="Tabla2.A" style:family="table-column">
      <style:table-column-properties style:column-width="8.971cm"/>
    </style:style>
    <style:style style:name="Tabla2.B" style:family="table-column">
      <style:table-column-properties style:column-width="0.116cm"/>
    </style:style>
    <style:style style:name="Tabla2.C" style:family="table-column">
      <style:table-column-properties style:column-width="2.942cm"/>
    </style:style>
    <style:style style:name="Tabla2.D" style:family="table-column">
      <style:table-column-properties style:column-width="0.153cm"/>
    </style:style>
    <style:style style:name="Tabla2.E" style:family="table-column">
      <style:table-column-properties style:column-width="3.097cm"/>
    </style:style>
    <style:style style:name="Tabla2.1" style:family="table-row">
      <style:table-row-properties style:min-row-height="0.492cm" fo:keep-together="always"/>
    </style:style>
    <style:style style:name="Tabla2.A1" style:family="table-cell">
      <style:table-cell-properties style:vertical-align="middle" fo:padding-left="0cm" fo:padding-right="0.053cm" fo:padding-top="0cm" fo:padding-bottom="0cm" fo:border-left="none" fo:border-right="3pt solid #ffffff" fo:border-top="2.25pt solid #73edff" fo:border-bottom="none" style:writing-mode="lr-tb"/>
    </style:style>
    <style:style style:name="Tabla2.B1" style:family="table-cell">
      <style:table-cell-properties fo:padding-left="0cm" fo:padding-right="0.053cm" fo:padding-top="0cm" fo:padding-bottom="0cm" fo:border-left="3pt solid #ffffff" fo:border-right="3pt solid #ffffff" fo:border-top="2.25pt solid #ffffff" fo:border-bottom="3pt solid #ffffff" style:writing-mode="lr-tb"/>
    </style:style>
    <style:style style:name="Tabla2.C1" style:family="table-cell">
      <style:table-cell-properties style:vertical-align="middle" fo:padding-left="0cm" fo:padding-right="0.053cm" fo:padding-top="0cm" fo:padding-bottom="0cm" fo:border-left="3pt solid #ffffff" fo:border-right="3pt solid #ffffff" fo:border-top="2.25pt solid #73edff" fo:border-bottom="none" style:writing-mode="lr-tb"/>
    </style:style>
    <style:style style:name="Tabla2.D1" style:family="table-cell">
      <style:table-cell-properties fo:padding-left="0cm" fo:padding-right="0.053cm" fo:padding-top="0cm" fo:padding-bottom="0cm" fo:border-left="3pt solid #ffffff" fo:border-right="3pt solid #ffffff" fo:border-top="2.25pt solid #ffffff" fo:border-bottom="3pt solid #ffffff" style:writing-mode="lr-tb"/>
    </style:style>
    <style:style style:name="Tabla2.E1" style:family="table-cell">
      <style:table-cell-properties style:vertical-align="middle" fo:padding-left="0cm" fo:padding-right="0.053cm" fo:padding-top="0cm" fo:padding-bottom="0cm" fo:border-left="3pt solid #ffffff" fo:border-right="none" fo:border-top="2.25pt solid #73edff" fo:border-bottom="none" style:writing-mode="lr-tb"/>
    </style:style>
    <style:style style:name="MP1" style:family="paragraph" style:parent-style-name="Header">
      <style:paragraph-properties fo:margin-left="-0.25cm" fo:margin-top="0cm" fo:margin-bottom="0cm" style:contextual-spacing="true" fo:text-align="start" style:justify-single-word="false" fo:orphans="2" fo:widows="2"/>
      <style:text-properties style:letter-kerning="false" style:font-name-asian="Arial1" style:language-asian="es" style:country-asian="ES" style:language-complex="ar" style:country-complex="SA"/>
    </style:style>
    <style:style style:name="MP2" style:family="paragraph" style:parent-style-name="Header">
      <style:paragraph-properties fo:margin-left="-0.25cm" fo:margin-top="0cm" fo:margin-bottom="0cm" style:contextual-spacing="true" fo:line-height="100%" fo:text-align="start" style:justify-single-word="false" fo:orphans="2" fo:widows="2"/>
      <style:text-properties style:letter-kerning="false" style:font-name-asian="Arial1" style:language-asian="es" style:country-asian="ES" style:language-complex="ar" style:country-complex="SA"/>
    </style:style>
    <style:style style:name="MP3" style:family="paragraph" style:parent-style-name="Header">
      <style:paragraph-properties fo:margin-left="-0.25cm" fo:margin-top="0cm" fo:margin-bottom="0cm" style:contextual-spacing="true" fo:text-align="start" style:justify-single-word="false" fo:orphans="2" fo:widows="2">
        <style:tab-stops>
          <style:tab-stop style:position="6.001cm"/>
          <style:tab-stop style:position="7.5cm" style:type="center"/>
          <style:tab-stop style:position="15cm" style:type="right"/>
        </style:tab-stops>
      </style:paragraph-properties>
      <style:text-properties fo:language="en" fo:country="US" style:letter-kerning="false" style:font-name-asian="Arial1" style:language-asian="es" style:country-asian="ES" style:language-complex="ar" style:country-complex="SA"/>
    </style:style>
    <style:style style:name="MP4" style:family="paragraph" style:parent-style-name="Header">
      <style:text-properties fo:language="en" fo:country="US"/>
    </style:style>
    <style:style style:name="MP5" style:family="paragraph" style:parent-style-name="Footer">
      <style:paragraph-properties fo:margin-top="0cm" fo:margin-bottom="0cm" style:contextual-spacing="false" fo:line-height="0.035cm">
        <style:tab-stops>
          <style:tab-stop style:position="0cm"/>
          <style:tab-stop style:position="0.716cm"/>
        </style:tab-stops>
      </style:paragraph-properties>
    </style:style>
    <style:style style:name="MP6" style:family="paragraph" style:parent-style-name="Footer">
      <style:paragraph-properties fo:margin-top="0cm" fo:margin-bottom="0cm" style:contextual-spacing="false" fo:text-align="start" style:justify-single-word="false" fo:orphans="2" fo:widows="2">
        <style:tab-stops>
          <style:tab-stop style:position="5.08cm"/>
          <style:tab-stop style:position="7.5cm" style:type="center"/>
          <style:tab-stop style:position="15cm" style:type="right"/>
        </style:tab-stops>
      </style:paragraph-properties>
      <style:text-properties officeooo:rsid="0013ce0c" officeooo:paragraph-rsid="0013ce0c" style:letter-kerning="false" style:font-name-asian="Arial1" style:language-asian="es" style:country-asian="ES" style:language-complex="ar" style:country-complex="SA"/>
    </style:style>
    <style:style style:name="MP7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fo:color="#000078" loext:opacity="100%" fo:language="en" fo:country="US" style:letter-kerning="false" style:font-name-asian="Arial1" style:language-asian="es" style:country-asian="ES" style:language-complex="ar" style:country-complex="SA">
        <loext:char-complex-color loext:theme-type="accent1" loext:color-type="theme"/>
      </style:text-properties>
    </style:style>
    <style:style style:name="MP8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letter-kerning="false" style:font-name-asian="Arial1" style:language-asian="es" style:country-asian="ES" style:language-complex="ar" style:country-complex="SA"/>
    </style:style>
    <style:style style:name="MP9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fo:color="#000078" loext:opacity="100%" style:letter-kerning="false" style:font-name-asian="Arial1" style:language-asian="es" style:country-asian="ES" style:language-complex="ar" style:country-complex="SA">
        <loext:char-complex-color loext:theme-type="accent1" loext:color-type="theme"/>
      </style:text-properties>
    </style:style>
    <style:style style:name="MP10" style:family="paragraph" style:parent-style-name="Footer">
      <style:paragraph-properties fo:margin-top="0cm" fo:margin-bottom="0cm" style:contextual-spacing="false" fo:line-height="0.035cm">
        <style:tab-stops>
          <style:tab-stop style:position="0cm"/>
          <style:tab-stop style:position="0.716cm"/>
        </style:tab-stops>
      </style:paragraph-properties>
      <style:text-properties fo:color="#000078" loext:opacity="100%">
        <loext:char-complex-color loext:theme-type="accent1" loext:color-type="theme"/>
      </style:text-properties>
    </style:style>
    <style:style style:name="MT1" style:family="text">
      <style:text-properties fo:language="en" fo:country="US"/>
    </style:style>
    <style:style style:name="MT2" style:family="text">
      <style:text-properties style:font-name="Arial" fo:font-size="11pt" fo:language="en" fo:country="US" fo:font-weight="bold" style:font-size-asian="11pt" style:font-weight-asian="bold"/>
    </style:style>
    <style:style style:name="MT3" style:family="text">
      <style:text-properties style:font-name="Arial" fo:font-size="11pt" fo:language="ca" fo:country="ES" fo:font-weight="bold" style:font-size-asian="11pt" style:font-weight-asian="bold"/>
    </style:style>
    <style:style style:name="MT4" style:family="text">
      <style:text-properties fo:color="#000078" loext:opacity="100%" fo:language="en" fo:country="US">
        <loext:char-complex-color loext:theme-type="accent1" loext:color-type="theme"/>
      </style:text-properties>
    </style:style>
    <style:style style:name="MT5" style:family="text">
      <style:text-properties fo:color="#000078" loext:opacity="100%" fo:language="en" fo:country="US" fo:background-color="#ffffff" loext:char-shading-value="0">
        <loext:char-complex-color loext:theme-type="accent1" loext:color-type="theme"/>
      </style:text-properties>
    </style:style>
    <style:style style:name="MT6" style:family="text">
      <style:text-properties fo:color="#000078" loext:opacity="100%">
        <loext:char-complex-color loext:theme-type="accent1" loext:color-type="theme"/>
      </style:text-properties>
    </style:style>
    <style:style style:name="M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" draw:opacity="0%" fo:padding="0cm" fo:border="none" style:flow-with-text="true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2cm" fo:margin-bottom="1cm" fo:margin-left="3.501cm" fo:margin-right="2cm" style:writing-mode="lr-tb" style:layout-grid-color="#c0c0c0" style:layout-grid-lines="28899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draw:frame draw:style-name="Mfr1" draw:name="Marco1" text:anchor-type="paragraph" svg:x="2.076cm" svg:y="-0.72cm" svg:width="17.508cm" draw:z-index="1" loext:may-break-between-pages="true"><draw:text-box fo:min-height="0cm"><table:table table:name="Tabla1" table:style-name="Tabla1"><table:table-column table:style-name="Tabla1.A"/><table:table-column table:style-name="Tabla1.B"/><table:table-column table:style-name="Tabla1.C"/><table:table-row table:style-name="Tabla1.1"><table:table-cell table:style-name="Tabla1.A1" office:value-type="string"><text:p text:style-name="MP1"/></table:table-cell><table:table-cell table:style-name="Tabla1.A1" office:value-type="string"><text:p text:style-name="MP2" loext:marker-style-name="MT2"><text:span text:style-name="MT3">Omar Romera Aller</text:span></text:p></table:table-cell><table:table-cell table:style-name="Tabla1.A1" office:value-type="string"><text:p text:style-name="MP3" loext:marker-style-name="MT1"/></table:table-cell></table:table-row></table:table></draw:text-box></draw:frame><draw:frame draw:style-name="Mfr2" draw:name="5 Imagen" text:anchor-type="char" svg:x="-1.676cm" svg:y="-0.711cm" svg:width="16.984cm" svg:height="1.288cm" draw:z-index="0"><draw:image xlink:href="Pictures/10000000000003F70000004D5F21D619.jpg" xlink:type="simple" xlink:show="embed" xlink:actuate="onLoad" draw:mime-type="image/jpeg"/></draw:frame><text:span text:style-name="MT1"><text:s text:c="3"/></text:span><text:span text:style-name="MT1"/></text:p>
        <text:p text:style-name="MP4" loext:marker-style-name="MT1"/>
        <text:p text:style-name="MP4" loext:marker-style-name="MT1"/>
        <text:p text:style-name="MP4" loext:marker-style-name="MT1"/>
      </style:header>
      <style:footer>
        <text:p text:style-name="MP5"/>
        <text:p text:style-name="MP5"/>
        <text:p text:style-name="MP5"/>
        <text:p text:style-name="MP5"/>
        <text:p text:style-name="MP5"/>
        <text:p text:style-name="MP5"/>
        <text:p text:style-name="MP5"/>
        <text:p text:style-name="MP5"/>
        <text:p text:style-name="MP5"/>
        <text:p text:style-name="MP5"/>
        <text:p text:style-name="MP5"/>
        <text:p text:style-name="MP5"/>
        <text:p text:style-name="MP5"/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6" loext:marker-style-name="MT4"><text:span text:style-name="MT5">Desarrollo Back-End</text:span></text:p>
            </table:table-cell>
            <table:table-cell table:style-name="Tabla2.B1" office:value-type="string">
              <text:p text:style-name="MP7" loext:marker-style-name="MT4"/>
            </table:table-cell>
            <table:table-cell table:style-name="Tabla2.C1" office:value-type="string">
              <text:p text:style-name="MP8" loext:marker-style-name="MT6"><text:span text:style-name="MT6"><text:s/></text:span><text:span text:style-name="MT6"><text:time style:data-style-name="N10111" text:time-value="2025-11-08T18:14:44.172990359">08/11/2025</text:time></text:span></text:p>
            </table:table-cell>
            <table:table-cell table:style-name="Tabla2.D1" office:value-type="string">
              <text:p text:style-name="MP9" loext:marker-style-name="MT6"/>
            </table:table-cell>
            <table:table-cell table:style-name="Tabla2.E1" office:value-type="string">
              <text:p text:style-name="MP8" loext:marker-style-name="MT6"><text:span text:style-name="MT6"><text:s/></text:span><text:span text:style-name="MT6"><text:page-number text:select-page="current">1</text:page-number></text:span></text:p>
            </table:table-cell>
          </table:table-row>
        </table:table>
        <text:p text:style-name="MP10" loext:marker-style-name="MT6"/>
        <text:p text:style-name="MP10" loext:marker-style-name="MT6"/>
        <text:p text:style-name="MP10" loext:marker-style-name="MT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3</meta:editing-cycles>
    <meta:creation-date>2025-11-08T18:11:03.954592662</meta:creation-date>
    <dc:date>2025-11-08T18:14:27.923757853</dc:date>
    <meta:generator>LibreOffice/25.2.3.2$Linux_X86_64 LibreOffice_project/520$Build-2</meta:generator>
    <meta:editing-duration>PT3M24S</meta:editing-duration>
    <meta:document-statistic meta:table-count="2" meta:image-count="5" meta:object-count="0" meta:page-count="1" meta:paragraph-count="6" meta:word-count="13" meta:character-count="100" meta:non-whitespace-character-count="86"/>
    <meta:template xlink:type="simple" xlink:actuate="onRequest" xlink:title="generica.dotx" xlink:href=""/>
  </office:meta>
</office:document-meta>
</file>